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hart 19" draw:style-name="gr1" svg:width="5.0213in" svg:height="2.6874in" svg:x="7.4587in" svg:y="3.1512in">
            <draw:object draw:notify-on-update-of-ranges="Sheet1.A1:Sheet1.C1 Sheet1.A2:Sheet1.C2 Sheet1.A3:Sheet1.C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1"/>
    <meta:generator>LibreOffice/3.4$Win32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55cm" svg:height="6.827cm" xlink:href=".." xlink:type="simple" chart:class="chart:bar" chart:style-name="ch1">
        <chart:legend chart:legend-position="end" svg:x="11.127cm" svg:y="2.865cm" style:legend-expansion="high" chart:style-name="ch2"/>
        <chart:plot-area chart:style-name="ch3" table:cell-range-address="Sheet1.A1:Sheet1.C3" chart:data-source-has-labels="row" svg:x="0.705cm" svg:y="0.679cm" svg:width="9.912cm" svg:height="5.592cm">
          <chartooo:coordinate-region svg:x="1.75cm" svg:y="0.679cm" svg:width="8.773cm" svg:height="4.945cm"/>
          <chart:axis chart:dimension="x" chart:name="primary-x" chart:style-name="ch4" chartooo:axis-type="auto">
            <chartooo:date-scale/>
            <chart:categories table:cell-range-address="Sheet1.A1:Sheet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C2" chart:class="chart:bar">
            <chart:data-point chart:repeated="3"/>
          </chart:series>
          <chart:series chart:style-name="ch8" chart:values-cell-range-address="Sheet1.A3:Sheet1.C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A1:Sheet1.C1</svg:desc>
                </draw:g>
              </table:table-cell>
              <table:table-cell office:value-type="string">
                <text:p>Two</text:p>
              </table:table-cell>
              <table:table-cell office:value-type="string">
                <text:p>Three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A2:Sheet1.C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A3:Sheet1.C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